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San Francisco Display" svg:font-family="'San Francisco Display'" style:font-pitch="variable"/>
    <style:font-face style:name="San Francisco Text" svg:font-family="'San Francisco Text'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5.29mm"/>
    </style:style>
    <style:style style:name="co3" style:family="table-column">
      <style:table-column-properties fo:break-before="auto" style:column-width="43.18mm"/>
    </style:style>
    <style:style style:name="co4" style:family="table-column">
      <style:table-column-properties fo:break-before="auto" style:column-width="27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San Francisco Text" fo:font-size="11pt" style:font-size-asian="11pt" style:font-size-complex="11pt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San Francisco Text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/>
          <table:table-cell table:style-name="ce1" office:value-type="string" calcext:value-type="string">
            <text:p>Component Name</text:p>
          </table:table-cell>
          <table:table-cell table:style-name="ce1" office:value-type="string" calcext:value-type="string">
            <text:p>Component Typ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rduino Mega 2560 r3 Microcontroller Board ATmega2560 With Usb Cable </text:p>
          </table:table-cell>
          <table:table-cell office:value-type="string" calcext:value-type="string">
            <text:p>Microcontroller</text:p>
          </table:table-cell>
          <table:table-cell office:value-type="float" office:value="1" calcext:value-type="float">
            <text:p>1</text:p>
          </table:table-cell>
          <table:table-cell office:value-type="float" office:value="1099" calcext:value-type="float">
            <text:p>1099</text:p>
          </table:table-cell>
          <table:table-cell table:formula="of:=PRODUCT([.D3];[.E3])" office:value-type="float" office:value="1099" calcext:value-type="float">
            <text:p>109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HW 9V Batteries</text:p>
          </table:table-cell>
          <table:table-cell office:value-type="string" calcext:value-type="string">
            <text:p>Primary power Souce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PRODUCT([.D4];[.E4])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LAEX039 L293D Motor Shield for Arduino</text:p>
          </table:table-cell>
          <table:table-cell office:value-type="string" calcext:value-type="string">
            <text:p>Motor Driver Shield</text:p>
          </table:table-cell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table:formula="of:=PRODUCT([.D5];[.E5])" office:value-type="float" office:value="285" calcext:value-type="float">
            <text:p>28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2Volt DC Motor(Multipurpose Brushed Motor for DIY applications PCB Drill) </text:p>
          </table:table-cell>
          <table:table-cell office:value-type="string" calcext:value-type="string">
            <text:p>Primary wheel Motor </text:p>
          </table:table-cell>
          <table:table-cell office:value-type="float" office:value="4" calcext:value-type="float">
            <text:p>4</text:p>
          </table:table-cell>
          <table:table-cell office:value-type="float" office:value="199" calcext:value-type="float">
            <text:p>199</text:p>
          </table:table-cell>
          <table:table-cell table:formula="of:=PRODUCT([.D6];[.E6])" office:value-type="float" office:value="796" calcext:value-type="float">
            <text:p>79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8 V DC Motor</text:p>
          </table:table-cell>
          <table:table-cell office:value-type="string" calcext:value-type="string">
            <text:p>Secondary Wheel Motor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PRODUCT([.D7];[.E7])"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<text:s/>LDR Light Sensor Module(Photosensitive) Based on LM393 for Arduino </text:p>
          </table:table-cell>
          <table:table-cell office:value-type="string" calcext:value-type="string">
            <text:p>Light Sensor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table:formula="of:=PRODUCT([.D8];[.E8])" office:value-type="float" office:value="159" calcext:value-type="float">
            <text:p>15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3mm LED Light Emitting Diodes Electronic 1/4 W Resistors</text:p>
          </table:table-cell>
          <table:table-cell office:value-type="string" calcext:value-type="string">
            <text:p>Light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PRODUCT([.D9];[.E9])" office:value-type="float" office:value="60" calcext:value-type="float">
            <text:p>6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luetooth Transceiver Module with TTL Outputs-HC05 </text:p>
          </table:table-cell>
          <table:table-cell office:value-type="string" calcext:value-type="string">
            <text:p>Bluetooth Module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table:formula="of:=PRODUCT([.D10];[.E10])" office:value-type="float" office:value="298" calcext:value-type="float">
            <text:p>29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usting brush</text:p>
          </table:table-cell>
          <table:table-cell office:value-type="string" calcext:value-type="string">
            <text:p>Sprinkler (Cleansing)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PRODUCT([.D11];[.E11])"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hower</text:p>
          </table:table-cell>
          <table:table-cell office:value-type="string" calcext:value-type="string">
            <text:p>Cleansing Par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PRODUCT([.D12];[.E12])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Cleansing Part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PRODUCT([.D13];[.E13])"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erv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table:formula="of:=PRODUCT([.D14];[.E14])"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TFT screen</text:p>
          </table:table-cell>
          <table:table-cell office:value-type="string" calcext:value-type="string">
            <text:p>Display</text:p>
          </table:table-cell>
          <table:table-cell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  <table:table-cell table:formula="of:=PRODUCT([.D15];[.E15])" office:value-type="float" office:value="530" calcext:value-type="float">
            <text:p>53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Electromagnet</text:p>
          </table:table-cell>
          <table:table-cell office:value-type="string" calcext:value-type="string">
            <text:p>Magnetic object holder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table:formula="of:=PRODUCT([.D16];[.E16])" office:value-type="float" office:value="630" calcext:value-type="float">
            <text:p>63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obotic ar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99" calcext:value-type="float">
            <text:p>699</text:p>
          </table:table-cell>
          <table:table-cell table:formula="of:=PRODUCT([.D17];[.E17])" office:value-type="float" office:value="1398" calcext:value-type="float">
            <text:p>139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Lithium rechargable battery</text:p>
          </table:table-cell>
          <table:table-cell office:value-type="string" calcext:value-type="string">
            <text:p>Secondary Power Source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table:formula="of:=PRODUCT([.D18];[.E18])" office:value-type="float" office:value="399" calcext:value-type="float">
            <text:p>399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Carrying block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PRODUCT([.D19];[.E19])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peakers</text:p>
          </table:table-cell>
          <table:table-cell office:value-type="string" calcext:value-type="string">
            <text:p>Audio Ou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PRODUCT([.D20];[.E20])" office:value-type="float" office:value="80" calcext:value-type="float">
            <text:p>8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ycle chain</text:p>
          </table:table-cell>
          <table:table-cell office:value-type="string" calcext:value-type="string">
            <text:p>Track Chain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formula="of:=PRODUCT([.D21];[.E21])" office:value-type="float" office:value="250" calcext:value-type="float">
            <text:p>25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PVC pipe</text:p>
          </table:table-cell>
          <table:table-cell office:value-type="string" calcext:value-type="string">
            <text:p>Track chain support</text:p>
          </table:table-cell>
          <table:table-cell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 table:formula="of:=PRODUCT([.D22];[.E22])" office:value-type="float" office:value="425" calcext:value-type="float">
            <text:p>42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Chain ring</text:p>
          </table:table-cell>
          <table:table-cell office:value-type="string" calcext:value-type="string">
            <text:p>Wheels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formula="of:=PRODUCT([.D23];[.E23])" office:value-type="float" office:value="1200" calcext:value-type="float">
            <text:p>120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Screw and bolts</text:p>
          </table:table-cell>
          <table:table-cell office:value-type="string" calcext:value-type="string">
            <text:p>Track connector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PRODUCT([.D24];[.E24])" office:value-type="float" office:value="400" calcext:value-type="float">
            <text:p>400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 office:value-type="string" calcext:value-type="string">
            <text:p>Estimated total:</text:p>
          </table:table-cell>
          <table:table-cell table:style-name="ce4" office:value-type="float" office:value="8594" calcext:value-type="float">
            <text:p>85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San Francisco Display" svg:font-family="'San Francisco Display'" style:font-pitch="variable"/>
    <style:font-face style:name="San Francisco Text" svg:font-family="'San Francisco Text'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7:30:52.402490844</meta:creation-date>
    <dc:date>2017-08-21T21:25:26.064213147</dc:date>
    <meta:editing-duration>PT44M33S</meta:editing-duration>
    <meta:editing-cycles>3</meta:editing-cycles>
    <meta:generator>LibreOffice/5.1.6.2$Linux_X86_64 LibreOffice_project/10m0$Build-2</meta:generator>
    <meta:document-statistic meta:table-count="1" meta:cell-count="137" meta:object-count="0"/>
  </office:meta>
</office:document-meta>
</file>